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3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rotation-align="none"/>
    </style:style>
    <style:style style:name="ce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MS sans serif" fo:font-size="10pt" fo:font-weight="normal" style:text-underline-style="none" style:text-underline-color="font-color" style:text-line-through-type="none" fo:font-style="normal" style:text-outline="false" fo:text-shadow="none" style:text-position="0%" style:font-name-complex="MS sans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14" table:default-cell-style-name="ce4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Geographic Area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table:number-columns-repeated="1014"/>
          <table:table-cell table:number-columns-repeated="8"/>
        </table:table-row>
        <table:table-row table:style-name="ro2">
          <table:table-cell table:style-name="ce2" office:value-type="string" calcext:value-type="string">
            <text:p>.<text:span text:style-name="T1">Alabama</text:span></text:p>
          </table:table-cell>
          <table:table-cell table:style-name="ce6" office:value-type="float" office:value="4863300" calcext:value-type="float">
            <text:p>48633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Alaska</text:span></text:p>
          </table:table-cell>
          <table:table-cell table:style-name="ce6" office:value-type="float" office:value="741894" calcext:value-type="float">
            <text:p>7418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Arizona</text:span></text:p>
          </table:table-cell>
          <table:table-cell table:style-name="ce6" office:value-type="float" office:value="6931071" calcext:value-type="float">
            <text:p>693107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Arkansas</text:span></text:p>
          </table:table-cell>
          <table:table-cell table:style-name="ce6" office:value-type="float" office:value="2988248" calcext:value-type="float">
            <text:p>298824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California</text:span></text:p>
          </table:table-cell>
          <table:table-cell table:style-name="ce6" office:value-type="float" office:value="39250017" calcext:value-type="float">
            <text:p>392500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Colorado</text:span></text:p>
          </table:table-cell>
          <table:table-cell table:style-name="ce6" office:value-type="float" office:value="5540545" calcext:value-type="float">
            <text:p>554054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Connecticut</text:span></text:p>
          </table:table-cell>
          <table:table-cell table:style-name="ce6" office:value-type="float" office:value="3576452" calcext:value-type="float">
            <text:p>35764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Delaware</text:span></text:p>
          </table:table-cell>
          <table:table-cell table:style-name="ce6" office:value-type="float" office:value="952065" calcext:value-type="float">
            <text:p>9520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District of Columbia</text:span></text:p>
          </table:table-cell>
          <table:table-cell table:style-name="ce6" office:value-type="float" office:value="681170" calcext:value-type="float">
            <text:p>68117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Florida</text:span></text:p>
          </table:table-cell>
          <table:table-cell table:style-name="ce6" office:value-type="float" office:value="20612439" calcext:value-type="float">
            <text:p>206124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Georgia</text:span></text:p>
          </table:table-cell>
          <table:table-cell table:style-name="ce6" office:value-type="float" office:value="10310371" calcext:value-type="float">
            <text:p>1031037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Hawaii</text:span></text:p>
          </table:table-cell>
          <table:table-cell table:style-name="ce6" office:value-type="float" office:value="1428557" calcext:value-type="float">
            <text:p>142855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Idaho</text:span></text:p>
          </table:table-cell>
          <table:table-cell table:style-name="ce6" office:value-type="float" office:value="1683140" calcext:value-type="float">
            <text:p>168314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Illinois</text:span></text:p>
          </table:table-cell>
          <table:table-cell table:style-name="ce6" office:value-type="float" office:value="12801539" calcext:value-type="float">
            <text:p>1280153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Indiana</text:span></text:p>
          </table:table-cell>
          <table:table-cell table:style-name="ce6" office:value-type="float" office:value="6633053" calcext:value-type="float">
            <text:p>663305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Iowa</text:span></text:p>
          </table:table-cell>
          <table:table-cell table:style-name="ce6" office:value-type="float" office:value="3134693" calcext:value-type="float">
            <text:p>313469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Kansas</text:span></text:p>
          </table:table-cell>
          <table:table-cell table:style-name="ce6" office:value-type="float" office:value="2907289" calcext:value-type="float">
            <text:p>290728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Kentucky</text:span></text:p>
          </table:table-cell>
          <table:table-cell table:style-name="ce6" office:value-type="float" office:value="4436974" calcext:value-type="float">
            <text:p>443697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Louisiana</text:span></text:p>
          </table:table-cell>
          <table:table-cell table:style-name="ce6" office:value-type="float" office:value="4681666" calcext:value-type="float">
            <text:p>468166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aine</text:span></text:p>
          </table:table-cell>
          <table:table-cell table:style-name="ce6" office:value-type="float" office:value="1331479" calcext:value-type="float">
            <text:p>13314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aryland</text:span></text:p>
          </table:table-cell>
          <table:table-cell table:style-name="ce6" office:value-type="float" office:value="6016447" calcext:value-type="float">
            <text:p>601644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assachusetts</text:span></text:p>
          </table:table-cell>
          <table:table-cell table:style-name="ce6" office:value-type="float" office:value="6811779" calcext:value-type="float">
            <text:p>681177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ichigan</text:span></text:p>
          </table:table-cell>
          <table:table-cell table:style-name="ce6" office:value-type="float" office:value="9928300" calcext:value-type="float">
            <text:p>99283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innesota</text:span></text:p>
          </table:table-cell>
          <table:table-cell table:style-name="ce6" office:value-type="float" office:value="5519952" calcext:value-type="float">
            <text:p>55199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ississippi</text:span></text:p>
          </table:table-cell>
          <table:table-cell table:style-name="ce6" office:value-type="float" office:value="2988726" calcext:value-type="float">
            <text:p>29887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issouri</text:span></text:p>
          </table:table-cell>
          <table:table-cell table:style-name="ce6" office:value-type="float" office:value="6093000" calcext:value-type="float">
            <text:p>60930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Montana</text:span></text:p>
          </table:table-cell>
          <table:table-cell table:style-name="ce6" office:value-type="float" office:value="1042520" calcext:value-type="float">
            <text:p>104252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ebraska</text:span></text:p>
          </table:table-cell>
          <table:table-cell table:style-name="ce6" office:value-type="float" office:value="1907116" calcext:value-type="float">
            <text:p>190711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evada</text:span></text:p>
          </table:table-cell>
          <table:table-cell table:style-name="ce6" office:value-type="float" office:value="2940058" calcext:value-type="float">
            <text:p>294005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ew Hampshire</text:span></text:p>
          </table:table-cell>
          <table:table-cell table:style-name="ce6" office:value-type="float" office:value="1334795" calcext:value-type="float">
            <text:p>133479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ew Jersey</text:span></text:p>
          </table:table-cell>
          <table:table-cell table:style-name="ce6" office:value-type="float" office:value="8944469" calcext:value-type="float">
            <text:p>89444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ew Mexico</text:span></text:p>
          </table:table-cell>
          <table:table-cell table:style-name="ce6" office:value-type="float" office:value="2081015" calcext:value-type="float">
            <text:p>208101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ew York</text:span></text:p>
          </table:table-cell>
          <table:table-cell table:style-name="ce6" office:value-type="float" office:value="19745289" calcext:value-type="float">
            <text:p>1974528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orth Carolina</text:span></text:p>
          </table:table-cell>
          <table:table-cell table:style-name="ce6" office:value-type="float" office:value="10146788" calcext:value-type="float">
            <text:p>1014678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North Dakota</text:span></text:p>
          </table:table-cell>
          <table:table-cell table:style-name="ce6" office:value-type="float" office:value="757952" calcext:value-type="float">
            <text:p>75795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Ohio</text:span></text:p>
          </table:table-cell>
          <table:table-cell table:style-name="ce6" office:value-type="float" office:value="11614373" calcext:value-type="float">
            <text:p>1161437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Oklahoma</text:span></text:p>
          </table:table-cell>
          <table:table-cell table:style-name="ce6" office:value-type="float" office:value="3923561" calcext:value-type="float">
            <text:p>392356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Oregon</text:span></text:p>
          </table:table-cell>
          <table:table-cell table:style-name="ce6" office:value-type="float" office:value="4093465" calcext:value-type="float">
            <text:p>4093465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Pennsylvania</text:span></text:p>
          </table:table-cell>
          <table:table-cell table:style-name="ce6" office:value-type="float" office:value="12784227" calcext:value-type="float">
            <text:p>1278422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Rhode Island</text:span></text:p>
          </table:table-cell>
          <table:table-cell table:style-name="ce6" office:value-type="float" office:value="1056426" calcext:value-type="float">
            <text:p>105642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South Carolina</text:span></text:p>
          </table:table-cell>
          <table:table-cell table:style-name="ce6" office:value-type="float" office:value="4961119" calcext:value-type="float">
            <text:p>496111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South Dakota</text:span></text:p>
          </table:table-cell>
          <table:table-cell table:style-name="ce6" office:value-type="float" office:value="865454" calcext:value-type="float">
            <text:p>8654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Tennessee</text:span></text:p>
          </table:table-cell>
          <table:table-cell table:style-name="ce6" office:value-type="float" office:value="6651194" calcext:value-type="float">
            <text:p>66511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Texas</text:span></text:p>
          </table:table-cell>
          <table:table-cell table:style-name="ce6" office:value-type="float" office:value="27862596" calcext:value-type="float">
            <text:p>27862596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Utah</text:span></text:p>
          </table:table-cell>
          <table:table-cell table:style-name="ce6" office:value-type="float" office:value="3051217" calcext:value-type="float">
            <text:p>3051217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Vermont</text:span></text:p>
          </table:table-cell>
          <table:table-cell table:style-name="ce6" office:value-type="float" office:value="624594" calcext:value-type="float">
            <text:p>62459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Virginia</text:span></text:p>
          </table:table-cell>
          <table:table-cell table:style-name="ce6" office:value-type="float" office:value="8411808" calcext:value-type="float">
            <text:p>841180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Washington</text:span></text:p>
          </table:table-cell>
          <table:table-cell table:style-name="ce6" office:value-type="float" office:value="7288000" calcext:value-type="float">
            <text:p>72880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West Virginia</text:span></text:p>
          </table:table-cell>
          <table:table-cell table:style-name="ce6" office:value-type="float" office:value="1831102" calcext:value-type="float">
            <text:p>183110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Wisconsin</text:span></text:p>
          </table:table-cell>
          <table:table-cell table:style-name="ce6" office:value-type="float" office:value="5778708" calcext:value-type="float">
            <text:p>5778708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.<text:span text:style-name="T1">Wyoming</text:span></text:p>
          </table:table-cell>
          <table:table-cell table:style-name="ce6" office:value-type="float" office:value="585501" calcext:value-type="float">
            <text:p>585501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Puerto Rico</text:p>
          </table:table-cell>
          <table:table-cell table:style-name="ce6" office:value-type="float" office:value="3411307" calcext:value-type="float">
            <text:p>3411307</text:p>
          </table:table-cell>
          <table:table-cell table:number-columns-repeated="1022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3:37:55.036993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22:58:37.513240104</meta:creation-date>
    <dc:date>2017-01-03T23:39:51.486819559</dc:date>
    <meta:editing-duration>PT23M22S</meta:editing-duration>
    <meta:editing-cycles>3</meta:editing-cycles>
    <meta:generator>LibreOffice/5.0.3.2$Linux_X86_64 LibreOffice_project/00m0$Build-2</meta:generator>
    <meta:document-statistic meta:table-count="1" meta:cell-count="106" meta:object-count="0"/>
  </office:meta>
</office:document-meta>
</file>